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3.342cm" fo:min-width="8.122cm" fo:padding-top="0.142cm" fo:padding-bottom="0.142cm" fo:padding-left="0.267cm" fo:padding-right="0.267cm" draw:shadow="hidden"/>
    </style:style>
    <style:style style:name="gr2" style:family="graphic" style:parent-style-name="standard">
      <style:graphic-properties draw:stroke="none" draw:marker-start="" draw:fill-color="#ffffff" draw:textarea-horizontal-align="justify" draw:textarea-vertical-align="middle" draw:auto-grow-height="false" fo:min-height="4.086cm" fo:min-width="14.989cm"/>
    </style:style>
    <style:style style:name="gr3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32cm" fo:min-width="0.645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99" draw:textarea-horizontal-align="justify" draw:textarea-vertical-align="middle" draw:auto-grow-height="false" fo:min-height="1.287cm" fo:min-width="0.738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87cm" fo:min-width="0.738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99" draw:textarea-horizontal-align="justify" draw:textarea-vertical-align="middle" draw:auto-grow-height="false" fo:min-height="1.287cm" fo:min-width="0.739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87cm" fo:min-width="0.739cm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266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3cm" fo:min-width="0.646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3cm" fo:min-width="0.645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3333" draw:textarea-horizontal-align="justify" draw:textarea-vertical-align="middle" draw:auto-grow-height="false" fo:min-height="0.928cm" fo:min-width="0.646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ff3333" draw:textarea-horizontal-align="justify" draw:textarea-vertical-align="middle" draw:auto-grow-height="false" fo:min-height="0.932cm" fo:min-width="0.645cm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32cm" fo:min-width="0.646cm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svg:stroke-color="#000000" draw:marker-start-width="0.252cm" draw:marker-end-width="0.252cm" draw:fill-color="#ff3333" draw:textarea-horizontal-align="justify" draw:textarea-vertical-align="middle" draw:auto-grow-height="false" fo:min-height="0.93cm" fo:min-width="0.645cm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draw:marker-start-width="0.252cm" draw:marker-end-width="0.252cm" draw:fill-color="#ff3333" draw:textarea-horizontal-align="justify" draw:textarea-vertical-align="middle" draw:auto-grow-height="false" fo:min-height="1.287cm" fo:min-width="0cm" fo:padding-top="0.142cm" fo:padding-bottom="0.142cm" fo:padding-left="0.267cm" fo:padding-right="0.267cm"/>
    </style:style>
    <style:style style:name="gr17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8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6.844cm" fo:min-width="0.76cm" fo:padding-top="0.142cm" fo:padding-bottom="0.142cm" fo:padding-left="0.267cm" fo:padding-right="0.26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54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P3" style:family="paragraph"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path draw:style-name="gr1" draw:text-style-name="P1" draw:layer="layout" svg:width="15.742cm" svg:height="6.359cm" svg:x="10.151cm" svg:y="7.522cm" svg:viewBox="0 0 15743 6360" svg:d="M1266 0zM15743 6359zM6484 1382c3676 0 6484 1078 6484 2489s-2808 2488-6484 2488-6484-1077-6484-2488 2808-2489 6484-2489zM0 1382zM12969 6360z">
          <text:p/>
        </draw:path>
        <draw:custom-shape draw:style-name="gr2" draw:text-style-name="P1" draw:layer="layout" svg:width="15.489cm" svg:height="4.336cm" svg:x="9.456cm" svg:y="7.81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4.363cm" svg:y1="10.786cm" svg:x2="13.286cm" svg:y2="8.764cm">
          <text:p/>
        </draw:line>
        <draw:line draw:style-name="gr3" draw:text-style-name="P1" draw:layer="layout" svg:x1="10.407cm" svg:y1="10.713cm" svg:x2="11.303cm" svg:y2="9.11cm">
          <text:p/>
        </draw:line>
        <draw:line draw:style-name="gr3" draw:text-style-name="P1" draw:layer="layout" svg:x1="9.364cm" svg:y1="10.777cm" svg:x2="8.287cm" svg:y2="8.755cm">
          <text:p/>
        </draw:line>
        <draw:line draw:style-name="gr3" draw:text-style-name="P1" draw:layer="layout" svg:x1="5.408cm" svg:y1="10.703cm" svg:x2="6.304cm" svg:y2="9.1cm">
          <text:p/>
        </draw:line>
        <draw:custom-shape draw:style-name="gr4" draw:text-style-name="P1" draw:layer="layout" svg:width="1.619cm" svg:height="1.67cm" svg:x="5.616cm" svg:y="7.8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238cm" svg:height="1.537cm" svg:x="5.022cm" svg:y="10.61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38cm" svg:height="1.537cm" svg:x="6.26cm" svg:y="10.61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38cm" svg:height="1.537cm" svg:x="7.497cm" svg:y="10.61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38cm" svg:height="1.537cm" svg:x="8.735cm" svg:y="10.61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239cm" svg:height="1.537cm" svg:x="9.972cm" svg:y="10.61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38cm" svg:height="1.537cm" svg:x="11.211cm" svg:y="10.6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1.239cm" svg:height="1.537cm" svg:x="12.449cm" svg:y="10.61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38cm" svg:height="1.537cm" svg:x="13.687cm" svg:y="10.612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3.809cm" svg:height="1.843cm" svg:x="1.199cm" svg:y="10.414cm">
          <draw:text-box>
            <text:p text:style-name="P1"><text:span text:style-name="T1">Memory</text:span></text:p>
            <text:p text:style-name="P1"><text:span text:style-name="T1">pages</text:span></text:p>
          </draw:text-box>
        </draw:frame>
        <draw:custom-shape draw:style-name="gr10" draw:text-style-name="P1" draw:layer="layout" svg:width="1.62cm" svg:height="1.668cm" svg:x="7.531cm" svg:y="7.8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619cm" svg:height="1.668cm" svg:x="6.599cm" svg:y="4.9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6.262cm" svg:y1="7.885cm" svg:x2="7.101cm" svg:y2="6.536cm">
          <text:p/>
        </draw:line>
        <draw:line draw:style-name="gr3" draw:text-style-name="P1" draw:layer="layout" svg:x1="7.655cm" svg:y1="6.55cm" svg:x2="8.441cm" svg:y2="7.863cm">
          <text:p/>
        </draw:line>
        <draw:line draw:style-name="gr3" draw:text-style-name="P1" draw:layer="layout" svg:x1="7.593cm" svg:y1="4.979cm" svg:x2="9.47cm" svg:y2="3.189cm">
          <text:p/>
        </draw:line>
        <draw:line draw:style-name="gr3" draw:text-style-name="P1" draw:layer="layout" svg:x1="9.978cm" svg:y1="3.189cm" svg:x2="12.138cm" svg:y2="5.152cm">
          <text:p/>
        </draw:line>
        <draw:custom-shape draw:style-name="gr12" draw:text-style-name="P1" draw:layer="layout" svg:width="1.62cm" svg:height="1.666cm" svg:x="8.866cm" svg:y="2.0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1.619cm" svg:height="1.67cm" svg:x="10.615cm" svg:y="7.8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1.62cm" svg:height="1.67cm" svg:x="12.531cm" svg:y="7.8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1.619cm" svg:height="1.668cm" svg:x="11.598cm" svg:y="4.9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1.261cm" svg:y1="7.895cm" svg:x2="12.1cm" svg:y2="6.546cm">
          <text:p/>
        </draw:line>
        <draw:line draw:style-name="gr3" draw:text-style-name="P1" draw:layer="layout" svg:x1="12.655cm" svg:y1="6.558cm" svg:x2="13.441cm" svg:y2="7.871cm">
          <text:p/>
        </draw:line>
        <draw:custom-shape draw:style-name="gr16" draw:text-style-name="P1" draw:layer="layout" svg:width="0.333cm" svg:height="1.537cm" svg:x="10.207cm" svg:y="10.6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26.859cm" svg:y1="10.786cm" svg:x2="25.782cm" svg:y2="8.764cm">
          <text:p/>
        </draw:line>
        <draw:line draw:style-name="gr3" draw:text-style-name="P1" draw:layer="layout" svg:x1="22.903cm" svg:y1="10.713cm" svg:x2="23.799cm" svg:y2="9.11cm">
          <text:p/>
        </draw:line>
        <draw:line draw:style-name="gr3" draw:text-style-name="P1" draw:layer="layout" svg:x1="21.86cm" svg:y1="10.777cm" svg:x2="20.783cm" svg:y2="8.755cm">
          <text:p/>
        </draw:line>
        <draw:line draw:style-name="gr3" draw:text-style-name="P1" draw:layer="layout" svg:x1="17.904cm" svg:y1="10.703cm" svg:x2="18.8cm" svg:y2="9.1cm">
          <text:p/>
        </draw:line>
        <draw:custom-shape draw:style-name="gr4" draw:text-style-name="P1" draw:layer="layout" svg:width="1.619cm" svg:height="1.67cm" svg:x="18.112cm" svg:y="7.8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238cm" svg:height="1.537cm" svg:x="17.518cm" svg:y="10.61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38cm" svg:height="1.537cm" svg:x="18.756cm" svg:y="10.61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38cm" svg:height="1.537cm" svg:x="19.993cm" svg:y="10.61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38cm" svg:height="1.537cm" svg:x="21.231cm" svg:y="10.61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239cm" svg:height="1.537cm" svg:x="22.468cm" svg:y="10.61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38cm" svg:height="1.537cm" svg:x="23.707cm" svg:y="10.6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1.239cm" svg:height="1.537cm" svg:x="24.945cm" svg:y="10.61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38cm" svg:height="1.537cm" svg:x="26.183cm" svg:y="10.61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62cm" svg:height="1.668cm" svg:x="20.027cm" svg:y="7.8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619cm" svg:height="1.668cm" svg:x="19.094cm" svg:y="4.9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8.758cm" svg:y1="7.885cm" svg:x2="19.597cm" svg:y2="6.536cm">
          <text:p/>
        </draw:line>
        <draw:line draw:style-name="gr3" draw:text-style-name="P1" draw:layer="layout" svg:x1="20.151cm" svg:y1="6.55cm" svg:x2="20.937cm" svg:y2="7.863cm">
          <text:p/>
        </draw:line>
        <draw:line draw:style-name="gr3" draw:text-style-name="P1" draw:layer="layout" svg:x1="20.089cm" svg:y1="4.979cm" svg:x2="21.966cm" svg:y2="3.189cm">
          <text:p/>
        </draw:line>
        <draw:line draw:style-name="gr3" draw:text-style-name="P1" draw:layer="layout" svg:x1="22.474cm" svg:y1="3.189cm" svg:x2="24.634cm" svg:y2="5.152cm">
          <text:p/>
        </draw:line>
        <draw:custom-shape draw:style-name="gr12" draw:text-style-name="P1" draw:layer="layout" svg:width="1.62cm" svg:height="1.666cm" svg:x="21.362cm" svg:y="2.0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1.619cm" svg:height="1.67cm" svg:x="23.111cm" svg:y="7.8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1.62cm" svg:height="1.67cm" svg:x="25.027cm" svg:y="7.8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1.619cm" svg:height="1.668cm" svg:x="24.094cm" svg:y="4.9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3.757cm" svg:y1="7.895cm" svg:x2="24.596cm" svg:y2="6.546cm">
          <text:p/>
        </draw:line>
        <draw:line draw:style-name="gr3" draw:text-style-name="P1" draw:layer="layout" svg:x1="25.151cm" svg:y1="6.558cm" svg:x2="25.937cm" svg:y2="7.871cm">
          <text:p/>
        </draw:line>
        <draw:custom-shape draw:style-name="gr16" draw:text-style-name="P1" draw:layer="layout" svg:width="0.333cm" svg:height="1.537cm" svg:x="22.703cm" svg:y="10.6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1" draw:layer="layout" svg:x1="22.545cm" svg:y1="12.439cm" svg:x2="22.992cm" svg:y2="12.062cm">
          <text:p/>
        </draw:line>
        <draw:custom-shape draw:style-name="gr18" draw:text-style-name="P1" draw:layer="layout" svg:width="1.26cm" svg:height="7.094cm" svg:x="3.954cm" svg:y="2.032cm">
          <text:p/>
          <draw:enhanced-geometry svg:viewBox="0 0 21600 21600" draw:mirror-horizontal="tru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9" draw:text-style-name="P3" draw:layer="layout" svg:width="4.127cm" svg:height="1.047cm" svg:x="0cm" svg:y="5.08cm">
          <draw:text-box>
            <text:p><text:span text:style-name="T1">Merkle tree</text:span></text:p>
          </draw:text-box>
        </draw:frame>
        <draw:frame draw:style-name="gr20" draw:text-style-name="P3" draw:layer="layout" svg:width="3.11cm" svg:height="1.047cm" svg:x="14.648cm" svg:y="12.682cm">
          <draw:text-box>
            <text:p><text:span text:style-name="T1">Transfer</text:span></text:p>
          </draw:text-box>
        </draw:frame>
        <draw:frame draw:style-name="gr9" draw:text-style-name="P2" draw:layer="layout" svg:width="3.809cm" svg:height="1.516cm" svg:x="7.974cm" svg:y="0.57cm">
          <draw:text-box>
            <text:p text:style-name="P1"><text:span text:style-name="T1">Leader</text:span></text:p>
          </draw:text-box>
        </draw:frame>
        <draw:frame draw:style-name="gr9" draw:text-style-name="P2" draw:layer="layout" svg:width="5.488cm" svg:height="1.516cm" svg:x="19.496cm" svg:y="0.57cm">
          <draw:text-box>
            <text:p text:style-name="P1"><text:span text:style-name="T1">Major backup</text:span></text:p>
          </draw:text-box>
        </draw:frame>
        <presentation:notes draw:style-name="dp2">
          <draw:page-thumbnail draw:style-name="gr2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H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03cm" fo:text-indent="0cm"/>
      <style:text-properties fo:font-size="21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6cm" fo:text-indent="0cm"/>
      <style:text-properties fo:font-size="18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5cm" fo:text-indent="0cm"/>
      <style:text-properties fo:font-size="15.199999809265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.199999809265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.199999809265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.199999809265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.199999809265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.199999809265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.5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6.00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144cm" svg:x="1cm" svg:y="3.7cm"/>
      <draw:page-thumbnail draw:layer="backgroundobjects" svg:width="8.999cm" svg:height="5.144cm" svg:x="1cm" svg:y="12.276cm"/>
      <draw:page-thumbnail draw:layer="backgroundobjects" svg:width="8.999cm" svg:height="5.144cm" svg:x="1cm" svg:y="20.852cm"/>
      <draw:page-thumbnail draw:layer="backgroundobjects" svg:width="8.999cm" svg:height="5.144cm" svg:x="11cm" svg:y="3.7cm"/>
      <draw:page-thumbnail draw:layer="backgroundobjects" svg:width="8.999cm" svg:height="5.144cm" svg:x="11cm" svg:y="12.276cm"/>
      <draw:page-thumbnail draw:layer="backgroundobjects" svg:width="8.999cm" svg:height="5.144cm" svg:x="11cm" svg:y="20.852cm"/>
    </style:handout-master>
    <style:master-page style:name="Default" style:page-layout-name="PM1" draw:style-name="Mdp1">
      <draw:frame presentation:style-name="Default-title" draw:layer="backgroundobjects" svg:width="25.191cm" svg:height="2.671cm" svg:x="1.399cm" svg:y="0.636cm" presentation:class="title" presentation:placeholder="true">
        <draw:text-box/>
      </draw:frame>
      <draw:frame presentation:style-name="Default-outline1" draw:layer="backgroundobjects" svg:width="25.191cm" svg:height="9.28cm" svg:x="1.399cm" svg:y="3.743cm" presentation:class="outline" presentation:placeholder="true">
        <draw:text-box/>
      </draw:frame>
      <draw:frame presentation:style-name="Mpr1" draw:text-style-name="MP1" draw:layer="backgroundobjects" svg:width="6.521cm" svg:height="1.103cm" svg:x="1.399cm" svg:y="14.57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103cm" svg:x="9.572cm" svg:y="14.577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103cm" svg:x="20.069cm" svg:y="14.57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9T22:26:24.851505559</meta:creation-date>
    <dc:date>2016-11-15T14:47:32.577020997</dc:date>
    <meta:editing-duration>PT17M32S</meta:editing-duration>
    <meta:editing-cycles>14</meta:editing-cycles>
    <meta:generator>LibreOffice/4.2.8.2$Linux_X86_64 LibreOffice_project/420m0$Build-2</meta:generator>
    <meta:document-statistic meta:object-count="84"/>
  </office:meta>
</office:document-meta>
</file>